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chelor thesis</text:p>
      <text:p text:style-name="P1">Failsafe-control for DTUSat2</text:p>
      <text:p text:style-name="P1">Weekly Report 1</text:p>
      <text:p text:style-name="P3">Kasper Bjørn Nielsen. s052808</text:p>
      <text:p text:style-name="P3">March 9, 2010</text:p>
      <text:p text:style-name="Standard"/>
      <text:h text:style-name="Heading_20_1" text:outline-level="1">Literature</text:h>
      <text:p text:style-name="P4">Hint:Try to write this section so it can be used directly in your Previous Work</text:p>
      <text:p text:style-name="P4">chapter in your thesis.</text:p>
      <text:p text:style-name="Standard">Surface reconstruction from unorganised points has been an active research area</text:p>
      <text:p text:style-name="Standard">for the last decade. One technique is developed by Hugues Hoppe in 1994 [2]. It</text:p>
      <text:p text:style-name="Standard">is based on a signed 3D-distance transformation of the point cloud. The result</text:p>
      <text:p text:style-name="Standard">of the distance transformation is a voxel volume where the value of each voxel</text:p>
      <text:p text:style-name="Standard">is the distance to the nearest point. The surface can then be reconstructed</text:p>
      <text:p text:style-name="Standard">by extracting the zero-value contour of the voxel set. A standard method to</text:p>
      <text:p text:style-name="Standard">perform this contouring is the marching cubes algorithm [3].</text:p>
      <text:p text:style-name="Standard">Several methods of reconstructing surfaces are based on the 3D Delaunay trian-</text:p>
      <text:p text:style-name="Standard">gulation of the input points. A recent method called the Power Crust is using</text:p>
      <text:p text:style-name="Standard">the medial axis approximation given by a pruned Voronoi diagram called the</text:p>
      <text:p text:style-name="Standard">power diagram [1].</text:p>
      <text:h text:style-name="Heading_20_1" text:outline-level="1">What has been done this week</text:h>
      <text:p text:style-name="P4">Hint:Try to write this section so it can be used directly in your thesis. Also use</text:p>
      <text:p text:style-name="P4">drawings and figures.</text:p>
      <text:p text:style-name="Standard">The data consists of laserscans of 30 ear impressions. The ear impressions</text:p>
      <text:p text:style-name="Standard">are scanned using a 3Shape S-200 laser scanner. An ear impression and the</text:p>
      <text:p text:style-name="Standard">corresponding laser scan can be seen in figure 1.</text:p>
      <text:p text:style-name="Standard">Project status according to the study plan</text:p>
      <text:p text:style-name="Standard">According to the plan, the scanning of the ear impressions should have been</text:p>
      <text:p text:style-name="Standard">completed last week. However, it took longer than expected and therefore the</text:p>
      <text:h text:style-name="Heading_20_1" text:outline-level="1">Plan for the next weeks</text:h>
      <text:p text:style-name="Standard"><text:s text:c="3"/>1. Scanning of ear impressions</text:p>
      <text:p text:style-name="Standard"><text:s text:c="3"/>2. Surface reconstruction</text:p>
      <text:p text:style-name="Standard"><text:s text:c="3"/>3. Initial 3D alignment</text:p>
      <text:h text:style-name="Heading_20_1" text:outline-level="1">References</text:h>
      <text:p text:style-name="Standard">[1] N. Amenta, S. Choi, and R. Kolluri. The power crust. In Proc. ACM</text:p>
      <text:p text:style-name="Standard"><text:s text:c="4"/>Symposium on Solid Modeling, pages 249–260, 2001.</text:p>
      <text:p text:style-name="Standard">[2] H. Hoppe. Surface reconstruction from unorganized points. PhD thesis, Uni-</text:p>
      <text:p text:style-name="Standard"><text:s text:c="4"/>versity of Washington, Department of Computer Science and Engineering,</text:p>
      <text:p text:style-name="Standard"><text:s text:c="4"/>June 1994.</text:p>
      <text:p text:style-name="Standard">[3] W. E. Lorensen and H. E. Cline. Marching cubes: A high resolution 3D</text:p>
      <text:p text:style-name="Standard"><text:s text:c="4"/>surface construction algorithm. Computer Graphics (SIGGRAPH ’87 Pro-</text:p>
      <text:p text:style-name="Standard"><text:s text:c="4"/>ceedings), 21(4):163–169, July 1987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sper Nielsen</meta:initial-creator>
    <meta:creation-date>2010-03-15T11:25:17</meta:creation-date>
    <dc:date>2010-03-15T11:39:23</dc:date>
    <dc:creator>Kasper Nielsen</dc:creator>
    <meta:editing-duration>PT00H14M08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1" meta:paragraph-count="41" meta:word-count="343" meta:character-count="2133"/>
  </office:meta>
</office:document-meta>
</file>